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《我的祖国》</text:p>
      <text:p text:style-name="P1"/>
      <text:p text:style-name="P1">一条大河波浪宽, 风吹稻花香两岸</text:p>
      <text:p text:style-name="P1">我家就在岸上住, 听惯了艄公的号子</text:p>
      <text:p text:style-name="P1">看惯了船上的白帆, 姑娘好像花儿一样</text:p>
      <text:p text:style-name="P1">小伙儿心胸多宽广, 为了开辟新天地</text:p>
      <text:p text:style-name="P1">唤醒了沉睡的高山, 让那河流改变了模样</text:p>
      <text:p text:style-name="P1"/>
      <text:p text:style-name="P1">(合)这是英雄的祖国, 是我生长的地方</text:p>
      <text:p text:style-name="P1">在这片古老的土地上, 到处都有青春的力量.</text:p>
      <text:p text:style-name="P1"/>
      <text:p text:style-name="P1">好山好水好地方, 条条大路都宽畅</text:p>
      <text:p text:style-name="P1">朋友来了有好酒, 若是那豺狼来了</text:p>
      <text:p text:style-name="P1">迎接它的有猎枪,</text:p>
      <text:p text:style-name="P1"/>
      <text:p text:style-name="P1">(合)这是强大的祖国, 是我生长的地方</text:p>
      <text:p text:style-name="P1">在这片温暖的土地上, 到处都有明媚的风光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07:29:06.306240516</meta:creation-date>
    <dc:date>2024-07-03T07:46:52.045111418</dc:date>
    <meta:editing-duration>PT17M45S</meta:editing-duration>
    <meta:editing-cycles>2</meta:editing-cycles>
    <meta:generator>LibreOffice/7.3.7.2$Linux_X86_64 LibreOffice_project/30$Build-2</meta:generator>
    <meta:print-date>2024-07-03T07:37:00.521370423</meta:print-date>
    <meta:document-statistic meta:table-count="0" meta:image-count="0" meta:object-count="0" meta:page-count="1" meta:paragraph-count="13" meta:word-count="201" meta:character-count="212" meta:non-whitespace-character-count="201"/>
  </office:meta>
</office:document-meta>
</file>